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27bc43"/>
    </style:style>
    <style:style style:name="P4" style:family="paragraph" style:parent-style-name="Text_20_body">
      <style:text-properties officeooo:paragraph-rsid="002af744"/>
    </style:style>
    <style:style style:name="T1" style:family="text">
      <style:text-properties officeooo:rsid="00237f06"/>
    </style:style>
    <style:style style:name="T2" style:family="text">
      <style:text-properties officeooo:rsid="0019a30f"/>
    </style:style>
    <style:style style:name="T3" style:family="text">
      <style:text-properties fo:font-style="italic" officeooo:rsid="0027dcd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37f06" style:font-style-asian="normal" style:font-style-complex="normal"/>
    </style:style>
    <style:style style:name="T6" style:family="text">
      <style:text-properties fo:font-style="normal" officeooo:rsid="0027dcdf" style:font-style-asian="normal" style:font-style-complex="normal"/>
    </style:style>
    <style:style style:name="T7" style:family="text">
      <style:text-properties officeooo:rsid="00253684"/>
    </style:style>
    <style:style style:name="T8" style:family="text">
      <style:text-properties officeooo:rsid="0025f8f9"/>
    </style:style>
    <style:style style:name="T9" style:family="text">
      <style:text-properties officeooo:rsid="00266bd2"/>
    </style:style>
    <style:style style:name="T10" style:family="text">
      <style:text-properties officeooo:rsid="0027bc43"/>
    </style:style>
    <style:style style:name="T11" style:family="text">
      <style:text-properties officeooo:rsid="0027dcdf"/>
    </style:style>
    <style:style style:name="T12" style:family="text">
      <style:text-properties officeooo:rsid="00287648"/>
    </style:style>
    <style:style style:name="T13" style:family="text">
      <style:text-properties officeooo:rsid="0028f921"/>
    </style:style>
    <style:style style:name="T14" style:family="text">
      <style:text-properties officeooo:rsid="002a85e0"/>
    </style:style>
    <style:style style:name="T15" style:family="text">
      <style:text-properties officeooo:rsid="002af744"/>
    </style:style>
    <style:style style:name="T16" style:family="text">
      <style:text-properties officeooo:rsid="002b776c"/>
    </style:style>
    <style:style style:name="T17" style:family="text">
      <style:text-properties officeooo:rsid="002e8972"/>
    </style:style>
    <style:style style:name="T18" style:family="text">
      <style:text-properties officeooo:rsid="00302aa3"/>
    </style:style>
    <style:style style:name="T19" style:family="text">
      <style:text-properties officeooo:rsid="0032127e"/>
    </style:style>
    <style:style style:name="T20" style:family="text">
      <style:text-properties style:font-name="Times New Roman" officeooo:rsid="003212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kat Dambeck</text:p>
      <text:p text:style-name="P1"><text:span text:style-name="T10">Professor </text:span>Jacqueline McDaniel</text:p>
      <text:p text:style-name="P3">Expository Writing</text:p>
      <text:p text:style-name="P3"><text:span text:style-name="T10">26 </text:span>January 2023</text:p>
      <text:p text:style-name="P2">The Multidimensionality of Pop</text:p>
      <text:p text:style-name="Text_20_body"><text:span text:style-name="T11">The American Philosopher Alva </text:span>Noë <text:span text:style-name="T11">has written </text:span>about the <text:span text:style-name="T1">alleged unoriginality of pop music. </text:span><text:span text:style-name="T11">In particular, they have written about the </text:span><text:span text:style-name="T1">particularities of where the </text:span><text:span text:style-name="T11">work of </text:span><text:span text:style-name="T1">art</text:span><text:span text:style-name="T5">work</text:span><text:span text:style-name="T1"> is in pop music. Noë introduce</text:span><text:span text:style-name="T11">d</text:span><text:span text:style-name="T1"> </text:span><text:span text:style-name="T11">this</text:span><text:span text:style-name="T1"> idea of work in art </text:span><text:span text:style-name="T11">in their book </text:span><text:span text:style-name="T3">Strange Tools</text:span><text:span text:style-name="T1">. Work here </text:span><text:span text:style-name="T11">refers to </text:span><text:span text:style-name="T1">t</text:span><text:span text:style-name="T2">he part of the art which consumes the most effort and most expresses the artistic message. </text:span><text:span text:style-name="T11">It is described as t</text:span><text:span text:style-name="T1">he what and where of artistic focus. </text:span>In pop music, the work is not in the actual sound, which is often unoriginal, rather the work exists elsewhere. <text:span text:style-name="T1">On page 172</text:span><text:span text:style-name="T5">, Noë </text:span><text:span text:style-name="T4">explain</text:span><text:span text:style-name="T6">ed</text:span><text:span text:style-name="T4"> </text:span><text:span text:style-name="T6">that </text:span>“<text:span text:style-name="T1">it’s not the what of sound, but the what of action and personality that interests us when we are engaged with pop music.” </text:span><text:span text:style-name="T11">In this quote, </text:span><text:span text:style-name="T7">Noë compare</text:span><text:span text:style-name="T11">d</text:span><text:span text:style-name="T7"> the potential “whats,” or locations of </text:span><text:span text:style-name="T11">the</text:span><text:span text:style-name="T7"> work. </text:span><text:span text:style-name="T11">They state that for pop </text:span><text:span text:style-name="T16">music</text:span><text:span text:style-name="T11">, it is either in </text:span><text:span text:style-name="T7">the sound, or </text:span><text:span text:style-name="T11">in </text:span><text:span text:style-name="T7">the action and personality. This contributes to Noë’s larger thesis, which is dispelling </text:span><text:span text:style-name="T16">the </text:span><text:span text:style-name="T7">reputation </text:span><text:span text:style-name="T16">that pop music is</text:span><text:span text:style-name="T7"> </text:span><text:span text:style-name="T11">flatly </text:span><text:span text:style-name="T7">unoriginal. The sound of pop </text:span><text:span text:style-name="T16">music </text:span><text:span text:style-name="T7">unabashedly is. </text:span><text:span text:style-name="T11">However </text:span><text:span text:style-name="T7">it is not </text:span><text:span text:style-name="T11">where the work of </text:span><text:span text:style-name="T7">pop </text:span><text:span text:style-name="T16">music</text:span><text:span text:style-name="T7"> </text:span><text:span text:style-name="T11">true</text:span><text:span text:style-name="T16">ly</text:span><text:span text:style-name="T11"> is</text:span><text:span text:style-name="T7">. Rather </text:span><text:span text:style-name="T16">the</text:span><text:span text:style-name="T7"> work </text:span><text:span text:style-name="T16">of pop music </text:span><text:span text:style-name="T7">is found in the performance of the idol’s personality. </text:span></text:p>
      <text:p text:style-name="P4"><text:span text:style-name="T12">When</text:span> discussing <text:span text:style-name="T12">the </text:span>originality <text:span text:style-name="T12">of pop music</text:span>, or lack there of, the question of authenticity is brought up. Is pop music really authentic or is it all a ploy for fame, money, or other ends? <text:span text:style-name="T12">What is authenticity </text:span><text:span text:style-name="T16">and h</text:span><text:span text:style-name="T12">ow does it apply to pop music?</text:span> Noë discusse<text:span text:style-name="T13">d</text:span> <text:span text:style-name="T16">and compares </text:span>two pop idols as examples in <text:span text:style-name="T12">addressing </text:span>this question: Bob Dylan, and the Rolling <text:soft-page-break/>Stones. On page 176 they state<text:span text:style-name="T13">d</text:span> <text:span text:style-name="T12">that</text:span> “The Rolling Stones are not inauthentic, no more than Bob Dylan.” <text:span text:style-name="T8">Dylan here plays the part of the “authentic” idol. Noë </text:span><text:span text:style-name="T17">clearly</text:span><text:span text:style-name="T8"> assert</text:span><text:span text:style-name="T13">ed</text:span><text:span text:style-name="T8"> that the </text:span><text:span text:style-name="T17">Rolling</text:span><text:span text:style-name="T8"> Stones are </text:span><text:span text:style-name="T13">equally as </text:span><text:span text:style-name="T8">authentic as </text:span><text:span text:style-name="T17">Bob</text:span><text:span text:style-name="T8"> Dylan </text:span><text:span text:style-name="T13">was</text:span><text:span text:style-name="T8">. </text:span><text:span text:style-name="T17">So how authentic was Bob Dylan? </text:span><text:span text:style-name="T8">Robert Zimmerman </text:span><text:span text:style-name="T13">was</text:span><text:span text:style-name="T8"> famous for changing their name to Bob Dylan, and artificially adopting an American Folk sound. However it is through this </text:span><text:span text:style-name="T9">artistic vehicle that they </text:span><text:span text:style-name="T13">drew</text:span><text:span text:style-name="T9"> attention to their own action</text:span><text:span text:style-name="T13">s and performance. </text:span><text:span text:style-name="T17">As established previously, the true work of pop is in action and performance. Bob Dylan designed their music to draw attention to where the true artistic work was.</text:span><text:span text:style-name="T9"> The </text:span><text:span text:style-name="T17">Rolling</text:span><text:span text:style-name="T9"> Stones employ a similar tactic when they adopt</text:span><text:span text:style-name="T17">ed</text:span><text:span text:style-name="T9"> blues, soul, R&amp;B, disco, and other traditionally African American styles of music. </text:span><text:span text:style-name="T17">This is another example of a pop artist adopting a musical style for its performative use, rather than artistic craft or merit. </text:span><text:span text:style-name="T14">With this comparison, </text:span><text:span text:style-name="T9">Noë </text:span><text:span text:style-name="T14">is </text:span><text:span text:style-name="T9">suggest</text:span><text:span text:style-name="T14">ing </text:span><text:span text:style-name="T9">that Dylan and the Stones both express</text:span><text:span text:style-name="T14">ed</text:span><text:span text:style-name="T9"> a similar </text:span><text:span text:style-name="T17">kind of</text:span><text:span text:style-name="T9"> authentic message, through the performative art of pop. This comparison draws attention to the <text:s/>a-authentic nature of pop, in which neither authentic, nor inauthentic can plainly apply. </text:span><text:span text:style-name="T18">Bob </text:span><text:span text:style-name="T14">Dylan and the </text:span><text:span text:style-name="T18">Rolling</text:span><text:span text:style-name="T14"> Stones were both performers, and both played their parts articulately. Through this lens, it almost seems silly to question whether the </text:span><text:span text:style-name="T15">role they played is “authentic.” </text:span><text:span text:style-name="T19">No</text:span><text:span text:style-name="T20">ë’s </text:span><text:span text:style-name="T9">use</text:span><text:span text:style-name="T19">d</text:span><text:span text:style-name="T9"> juxtaposition </text:span><text:span text:style-name="T19">to </text:span><text:span text:style-name="T9">demonstrate how pop </text:span><text:span text:style-name="T15">music </text:span><text:span text:style-name="T9">can be multidimensional, </text:span><text:span text:style-name="T19">and transcend simple binary labels.</text:span><text:span text:style-name="T9"> </text:span><text:span text:style-name="T15">Pop music </text:span><text:span text:style-name="T9">can use unoriginal music and inauthentic style, </text:span><text:span text:style-name="T15">and the authors can still </text:span><text:span text:style-name="T9">tell an original and authentic artistic mess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200%" fo:text-indent="1in" style:auto-text-indent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3:25:31.071266156</meta:creation-date>
    <dc:date>2023-01-26T12:39:25.520908514</dc:date>
    <meta:editing-duration>PT1H3M28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7" meta:word-count="552" meta:character-count="3286" meta:non-whitespace-character-count="2739"/>
  </office:meta>
</office:document-meta>
</file>